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  <style:text-properties fo:language="eu" fo:country="ES"/>
    </style:style>
    <style:style style:name="P26" style:parent-style-name="Título" style:family="paragraph">
      <style:text-properties fo:language="eu" fo:country="ES"/>
    </style:style>
    <style:style style:name="P27" style:parent-style-name="Título" style:family="paragraph">
      <style:paragraph-properties fo:text-align="start"/>
      <style:text-properties fo:language="eu" fo:country="ES"/>
    </style:style>
    <style:style style:name="P28" style:parent-style-name="InfoBlue" style:family="paragraph">
      <style:text-properties fo:language="eu" fo:country="ES"/>
    </style:style>
    <style:style style:name="P29" style:parent-style-name="Título1" style:family="paragraph">
      <style:text-properties fo:language="eu" fo:country="ES"/>
    </style:style>
    <style:style style:name="TableColumn31" style:family="table-column">
      <style:table-column-properties style:column-width="3.2in"/>
    </style:style>
    <style:style style:name="TableColumn32" style:family="table-column">
      <style:table-column-properties style:column-width="1.3in"/>
    </style:style>
    <style:style style:name="Table30" style:family="table">
      <style:table-properties style:width="4.5in" fo:margin-left="0.325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text-properties style:font-name="Arial" style:font-name-complex="Arial" fo:font-weight="bold" style:font-weight-asian="bold" style:font-weight-complex="bold" fo:language="eu" fo:country="E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text-properties style:font-name="Arial" style:font-name-complex="Arial" fo:font-weight="bold" style:font-weight-asian="bold" style:font-weight-complex="bold" fo:language="eu" fo:country="ES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text-properties fo:language="eu" fo:country="E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text-properties fo:language="eu" fo:country="ES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text-properties fo:language="eu" fo:country="E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text-properties fo:language="eu" fo:country="ES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text-properties fo:language="eu" fo:country="E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text-properties fo:language="eu" fo:country="ES"/>
    </style:style>
    <style:style style:name="P53" style:parent-style-name="Textoindependiente" style:family="paragraph">
      <style:paragraph-properties fo:margin-left="0in">
        <style:tab-stops/>
      </style:paragraph-properties>
      <style:text-properties fo:language="eu" fo:country="ES"/>
    </style:style>
    <style:style style:name="P54" style:parent-style-name="Título1" style:family="paragraph">
      <style:text-properties fo:language="eu" fo:country="ES"/>
    </style:style>
    <style:style style:name="P55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56" style:parent-style-name="Textoindependiente" style:list-style-name="LFO3" style:family="paragraph">
      <style:paragraph-properties fo:margin-top="0.0416in"/>
      <style:text-properties fo:language="eu" fo:country="ES"/>
    </style:style>
    <style:style style:name="P57" style:parent-style-name="Textoindependiente" style:list-style-name="LFO3" style:family="paragraph">
      <style:paragraph-properties fo:margin-top="0.0416in"/>
      <style:text-properties fo:language="eu" fo:country="ES"/>
    </style:style>
    <style:style style:name="P58" style:parent-style-name="Título1" style:family="paragraph">
      <style:text-properties fo:language="eu" fo:country="ES"/>
    </style:style>
    <style:style style:name="T59" style:parent-style-name="Fuentedepárrafopredeter." style:family="text">
      <style:text-properties text:display="true" style:use-window-font-color="true" fo:language="eu" fo:country="ES"/>
    </style:style>
    <style:style style:name="T60" style:parent-style-name="Fuentedepárrafopredeter." style:family="text">
      <style:text-properties fo:font-style="italic" style:font-style-asian="italic" text:display="true" style:use-window-font-color="true" fo:language="eu" fo:country="ES"/>
    </style:style>
    <style:style style:name="T61" style:parent-style-name="Fuentedepárrafopredeter." style:family="text">
      <style:text-properties text:display="true" style:use-window-font-color="true" fo:language="eu" fo:country="ES"/>
    </style:style>
    <style:style style:name="P62" style:parent-style-name="Textoindependiente" style:family="paragraph">
      <style:text-properties fo:language="eu" fo:country="ES"/>
    </style:style>
    <style:style style:name="P63" style:parent-style-name="Título1" style:family="paragraph">
      <style:text-properties fo:language="eu" fo:country="ES"/>
    </style:style>
    <style:style style:name="P64" style:parent-style-name="Normal" style:family="paragraph">
      <style:text-properties fo:language="eu" fo:country="ES"/>
    </style:style>
    <style:style style:name="P65" style:parent-style-name="Normal" style:family="paragraph">
      <style:text-properties fo:language="eu" fo:country="ES"/>
    </style:style>
    <style:style style:name="P66" style:parent-style-name="Título1" style:family="paragraph">
      <style:text-properties fo:language="eu" fo:country="ES"/>
    </style:style>
    <style:style style:name="P67" style:parent-style-name="InfoBlue" style:family="paragraph">
      <style:text-properties text:display="true" style:use-window-font-color="true" fo:language="eu" fo:country="ES"/>
    </style:style>
    <style:style style:name="P68" style:parent-style-name="InfoBlue" style:family="paragraph">
      <style:text-properties fo:language="eu" fo:country="ES"/>
    </style:style>
    <style:style style:name="P69" style:parent-style-name="Título1" style:family="paragraph">
      <style:text-properties fo:language="eu" fo:country="ES"/>
    </style:style>
    <style:style style:name="P70" style:parent-style-name="InfoBlue" style:family="paragraph">
      <style:text-properties text:display="true" fo:language="eu" fo:country="ES"/>
    </style:style>
    <style:style style:name="TableColumn72" style:family="table-column">
      <style:table-column-properties style:column-width="1.2347in"/>
    </style:style>
    <style:style style:name="TableColumn73" style:family="table-column">
      <style:table-column-properties style:column-width="2.6145in"/>
    </style:style>
    <style:style style:name="Table71" style:family="table">
      <style:table-properties style:width="3.8493in" fo:margin-left="0.5in" table:align="lef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top="0.0277in" fo:margin-bottom="0.0277in"/>
      <style:text-properties style:font-weight-complex="bold" fo:language="eu" fo:country="E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top="0.0277in" fo:margin-bottom="0.0277in"/>
      <style:text-properties fo:language="eu" fo:country="ES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top="0.0277in" fo:margin-bottom="0.0277in"/>
      <style:text-properties fo:language="eu" fo:country="ES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top="0.0277in" fo:margin-bottom="0.0277in"/>
    </style:style>
    <style:style style:name="T84" style:parent-style-name="Fuentedepárrafopredeter." style:family="text">
      <style:text-properties fo:language="eu" fo:country="ES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top="0.0277in" fo:margin-bottom="0.0277in"/>
      <style:text-properties fo:language="eu" fo:country="ES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Párrafodelista" style:list-style-name="LFO4" style:family="paragraph">
      <style:paragraph-properties fo:margin-top="0.0277in" fo:margin-bottom="0.0277in"/>
      <style:text-properties style:font-style-complex="italic" fo:language="eu" fo:country="ES"/>
    </style:style>
    <style:style style:name="P90" style:parent-style-name="Párrafodelista" style:list-style-name="LFO4" style:family="paragraph">
      <style:paragraph-properties fo:margin-top="0.0277in" fo:margin-bottom="0.0277in"/>
      <style:text-properties style:font-style-complex="italic" fo:language="eu" fo:country="ES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top="0.0277in" fo:margin-bottom="0.0277in"/>
      <style:text-properties fo:language="eu" fo:country="E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top="0.0277in" fo:margin-bottom="0.0277in"/>
    </style:style>
    <style:style style:name="T96" style:parent-style-name="Fuentedepárrafopredeter." style:family="text">
      <style:text-properties style:font-name="Times" style:font-style-complex="italic" fo:language="eu" fo:country="ES"/>
    </style:style>
    <style:style style:name="P97" style:parent-style-name="Normal" style:family="paragraph">
      <style:text-properties fo:language="eu" fo:country="ES"/>
    </style:style>
    <style:style style:name="P98" style:parent-style-name="Título2" style:list-style-name="WW_OutlineListStyle_1" style:family="paragraph">
      <style:text-properties fo:language="eu" fo:country="ES"/>
    </style:style>
    <style:style style:name="P99" style:parent-style-name="InfoBluelistitem" style:family="paragraph">
      <style:text-properties style:use-window-font-color="true" fo:language="eu" fo:country="ES"/>
    </style:style>
    <style:style style:name="P100" style:parent-style-name="Título2" style:list-style-name="WW_OutlineListStyle_1" style:family="paragraph">
      <style:text-properties fo:language="eu" fo:country="ES"/>
    </style:style>
    <style:style style:name="T101" style:parent-style-name="Fuentedepárrafopredeter." style:family="text">
      <style:text-properties style:use-window-font-color="true" fo:language="eu" fo:country="ES"/>
    </style:style>
    <style:style style:name="T102" style:parent-style-name="Fuentedepárrafopredeter." style:family="text">
      <style:text-properties style:use-window-font-color="true" fo:language="eu" fo:country="ES"/>
    </style:style>
    <style:style style:name="T103" style:parent-style-name="Fuentedepárrafopredeter." style:family="text">
      <style:text-properties fo:font-style="italic" style:font-style-asian="italic" style:use-window-font-color="true" fo:language="eu" fo:country="ES"/>
    </style:style>
    <style:style style:name="T104" style:parent-style-name="Fuentedepárrafopredeter." style:family="text">
      <style:text-properties style:use-window-font-color="true" fo:language="eu" fo:country="ES"/>
    </style:style>
    <style:style style:name="T105" style:parent-style-name="Fuentedepárrafopredeter." style:family="text">
      <style:text-properties style:use-window-font-color="true" fo:language="eu" fo:country="ES"/>
    </style:style>
    <style:style style:name="P106" style:parent-style-name="Título2" style:list-style-name="WW_OutlineListStyle_1" style:family="paragraph">
      <style:text-properties fo:language="eu" fo:country="ES"/>
    </style:style>
    <style:style style:name="P107" style:parent-style-name="Normal" style:family="paragraph">
      <style:paragraph-properties fo:margin-left="0.5in">
        <style:tab-stops/>
      </style:paragraph-properties>
      <style:text-properties fo:language="eu" fo:country="ES"/>
    </style:style>
    <style:style style:name="P108" style:parent-style-name="Título2" style:list-style-name="WW_OutlineListStyle_1" style:family="paragraph">
      <style:text-properties fo:language="eu" fo:country="ES"/>
    </style:style>
    <style:style style:name="T109" style:parent-style-name="Fuentedepárrafopredeter." style:family="text">
      <style:text-properties style:use-window-font-color="true" fo:language="eu" fo:country="ES"/>
    </style:style>
    <style:style style:name="T110" style:parent-style-name="Fuentedepárrafopredeter." style:family="text">
      <style:text-properties style:use-window-font-color="true" fo:language="eu" fo:country="ES"/>
    </style:style>
  </office:automatic-styles>
  <office:body>
    <office:text text:use-soft-page-breaks="true">
      <text:p text:style-name="P1">E.K.A</text:p>
      <text:p text:style-name="P26">Iterazio Plana</text:p>
      <text:p text:style-name="P27"/>
      <text:p text:style-name="P28">[Note: Text enclosed in square brackets and displayed in blue italics (style=InfoBlue) is included to provide guidance to the author and should be deleted<text:s/>before publishing the document.]</text:p>
      <text:h text:style-name="P29" text:outline-level="1">1. <text:s/>Mugarriak</text:h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<text:bookmark-start text:name="OLE_LINK1"/>Mugarriak</text:p>
          </table:table-cell>
          <table:table-cell table:style-name="TableCell36">
            <text:p text:style-name="P37">Data</text:p>
          </table:table-cell>
        </table:table-row>
        <table:table-row table:style-name="TableRow38">
          <table:table-cell table:style-name="TableCell39">
            <text:p text:style-name="P40">Iterazioaren hasiera</text:p>
          </table:table-cell>
          <table:table-cell table:style-name="TableCell41">
            <text:p text:style-name="P42">2018/03/28</text:p>
          </table:table-cell>
        </table:table-row>
        <table:table-row table:style-name="TableRow43">
          <table:table-cell table:style-name="TableCell44">
            <text:p text:style-name="P45">Eskakizunen dokumentuen lehenengo bertsioa</text:p>
          </table:table-cell>
          <table:table-cell table:style-name="TableCell46">
            <text:p text:style-name="P47">2018/04/11</text:p>
          </table:table-cell>
        </table:table-row>
        <table:table-row table:style-name="TableRow48">
          <table:table-cell table:style-name="TableCell49">
            <text:p text:style-name="P50">Iterazioaren amaiera</text:p>
          </table:table-cell>
          <table:table-cell table:style-name="TableCell51">
            <text:p text:style-name="P52">2018/04/11</text:p>
          </table:table-cell>
        </table:table-row>
      </table:table>
      <text:p text:style-name="P53"><text:bookmark-end text:name="OLE_LINK1"/></text:p>
      <text:h text:style-name="P54" text:outline-level="1">2. Maila altuko helburuak</text:h>
      <text:p text:style-name="P55">Helburuak:</text:p>
      <text:list text:style-name="LFO3" text:continue-numbering="true">
        <text:list-item>
          <text:p text:style-name="P56">Arazoa identifikatu azterketa</text:p>
        </text:list-item>
        <text:list-item>
          <text:p text:style-name="P57">Eskakizunak identifikatu</text:p>
        </text:list-item>
      </text:list>
      <text:h text:style-name="P58" text:outline-level="1">3. <text:s/>Laneko elementuen zeregina</text:h>
      <text:p text:style-name="InfoBlue"><text:span text:style-name="T59">Atal honetan definitzen dena<text:s/></text:span><text:span text:style-name="T60">Laneko Elementuen Zerrenda</text:span><text:span text:style-name="T61"><text:s/>fitxategian agertzen da.</text:span></text:p>
      <text:p text:style-name="P62"/>
      <text:h text:style-name="P63" text:outline-level="1">4. <text:s/>Arazoak</text:h>
      <text:p text:style-name="P64">Iterazio amaierara iristerakoan ez dira arazoak sortu.</text:p>
      <text:p text:style-name="P65"/>
      <text:h text:style-name="P66" text:outline-level="1">5. <text:s/>Ebaluazio irizpideak</text:h>
      <text:p text:style-name="P67">Proiektuaren zuzendaria<text:s/>onarpena eman iterazioa amaieran hurrengo iterazioarekin jarraitzeko.</text:p>
      <text:p text:style-name="P68">97% of system-level test cases passed.</text:p>
      <text:h text:style-name="P69" text:outline-level="1">6. <text:s/>Ebaluazioa</text:h>
      <text:p text:style-name="P70"/>
      <table:table table:style-name="Table71">
        <table:table-columns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Ebaluazioaren helburua</text:p>
          </table:table-cell>
          <table:table-cell table:style-name="TableCell77">
            <text:p text:style-name="P78">Orain arte egindakoa ondo egin dela eta planteatutako arazoaren soluzio hasierako bidea ebaluatzea..</text:p>
          </table:table-cell>
        </table:table-row>
        <table:table-row table:style-name="TableRow79">
          <table:table-cell table:style-name="TableCell80">
            <text:p text:style-name="P81">Ebaluazio data</text:p>
          </table:table-cell>
          <table:table-cell table:style-name="TableCell82">
            <text:p text:style-name="P83"><text:span text:style-name="T84">2018/04/11</text:span></text:p>
          </table:table-cell>
        </table:table-row>
        <table:table-row table:style-name="TableRow85">
          <table:table-cell table:style-name="TableCell86">
            <text:p text:style-name="P87">Partehartzaileek</text:p>
          </table:table-cell>
          <table:table-cell table:style-name="TableCell88">
            <text:list text:style-name="LFO4" text:continue-numbering="true">
              <text:list-item>
                <text:p text:style-name="P89">Juan Manuel Pikatza Atxa</text:p>
              </text:list-item>
              <text:list-item>
                <text:p text:style-name="P90">Jon<text:s/>Egaña Granado</text:p>
              </text:list-item>
            </text:list>
          </table:table-cell>
        </table:table-row>
        <table:table-row table:style-name="TableRow91">
          <table:table-cell table:style-name="TableCell92">
            <text:p text:style-name="P93">Proiektuaren egoera.</text:p>
          </table:table-cell>
          <table:table-cell table:style-name="TableCell94">
            <text:p text:style-name="P95"><text:span text:style-name="T96">Ondo</text:span></text:p>
          </table:table-cell>
        </table:table-row>
      </table:table>
      <text:p text:style-name="P97"/>
      <text:h text:style-name="P98" text:outline-level="2">Kontrako helburuen ebaluazioa</text:h>
      <text:p text:style-name="P99">//Iterazio planean zehatutako helburuak bete dira.</text:p>
      <text:h text:style-name="P100" text:outline-level="2">Laneko Elementuak: Konparaketa planifikatutakoarekin eta orain arte betetakoarekin</text:h>
      <text:p text:style-name="InfoBluelistitem"><text:span text:style-name="T101">//</text:span><text:span text:style-name="T102">Puntu hau aztertzeko<text:s/></text:span><text:span text:style-name="T103">Laneko elementuen zerrendan</text:span><text:span text:style-name="T104"><text:s/>i</text:span><text:span text:style-name="T105">kusi.</text:span></text:p>
      <text:h text:style-name="P106" text:outline-level="2">Ebaluazio irizpideen ebaluazioa</text:h>
      <text:p text:style-name="P107">//Proiektuaren zuzendaria orain arte egindakoa onarpena eman</text:p>
      <text:soft-page-break/>
      <text:h text:style-name="P108" text:outline-level="2">Desbideraketak eta beste gauza batzuk.</text:h>
      <text:p text:style-name="InfoBluelistitem"><text:span text:style-name="T109">//</text:span><text:span text:style-name="T110">Desbideraketarik ez da eg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fo:font-size="12pt" style:font-size-asian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fo:font-size="10pt" style:font-size-asian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paragraph-properties fo:widows="0" fo:orphans="0" style:line-height-at-least="0.1666in"/>
      <style:text-properties fo:language="en" fo:country="US" style:language-asian="en" style:country-asian="US"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fo:font-size="18pt" style:font-size-asian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fo:font-size="18pt" style:font-size-asian="18pt" fo:language="en" fo:country="AU" fo:hyphenate="false"/>
    </style:style>
    <style:style style:name="Sangríanormal" style:display-name="Sangría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TDC1" style:display-name="TDC 1" style:family="paragraph" style:parent-style-name="Normal" style:next-style-name="Normal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TDC2" style:display-name="TDC 2" style:family="paragraph" style:parent-style-name="Normal" style:next-style-name="Normal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TDC3" style:display-name="TDC 3" style:family="paragraph" style:parent-style-name="Normal" style:next-style-name="Normal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uentedepárrafopredeter."/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Textoindependiente" style:display-name="Texto independiente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Mapadeldocumento" style:display-name="Mapa del documento" style:family="paragraph" style:parent-style-name="Normal">
      <style:paragraph-properties fo:background-color="#000080"/>
      <style:text-properties style:font-name="Tahoma" fo:hyphenate="false"/>
    </style:style>
    <style:style style:name="Ref.denotaalpie" style:display-name="Ref. de nota al pie" style:family="text" style:parent-style-name="Fuentedepárrafopredeter.">
      <style:text-properties style:text-position="super 65%" fo:font-size="10pt" style:font-size-asian="10pt"/>
    </style:style>
    <style:style style:name="Textonotapie" style:display-name="Texto nota pie" style:family="paragraph" style:parent-style-name="Normal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letter-kerning="true" fo:font-size="16pt" style:font-size-asian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DC4" style:display-name="TDC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TDC5" style:display-name="TDC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TDC6" style:display-name="TDC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TDC7" style:display-name="TDC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TDC8" style:display-name="TDC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TDC9" style:display-name="TDC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Textoindependiente2" style:display-name="Texto independiente 2" style:family="paragraph" style:parent-style-name="Normal">
      <style:text-properties fo:font-style="italic" style:font-style-asian="italic" fo:color="#0000FF" fo:hyphenate="false"/>
    </style:style>
    <style:style style:name="Sangríadetextonormal" style:display-name="Sangría de texto normal" style:family="paragraph" style:parent-style-name="Normal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style:font-name="Book Antiqua" fo:hyphenate="false"/>
    </style:style>
    <style:style style:name="Bullet" style:display-name="Bullet" style:family="paragraph" style:parent-style-name="Normal">
      <style:paragraph-properties fo:widows="2" fo:orphans="2" fo:text-align="justify" fo:margin-top="0.0833in" fo:line-height="100%" fo:margin-left="0.5in" fo:margin-right="0.25in">
        <style:tab-stops>
          <style:tab-stop style:type="left" style:position="-0.25in"/>
          <style:tab-stop style:type="left" style:position="0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Normal" style:next-style-name="Textoindependiente">
      <style:paragraph-properties fo:margin-bottom="0.0833in"/>
      <style:text-properties style:font-name="Times" text:display="none" fo:color="#0000FF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foblue0" style:display-name="infoblue" style:family="paragraph" style:parent-style-name="Normal">
      <style:paragraph-properties fo:widows="2" fo:orphans="2"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fo:hyphenate="false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InfoBluelistitem" style:display-name="InfoBlue list item" style:family="paragraph" style:parent-style-name="InfoBlue">
      <style:paragraph-properties fo:margin-left="0.5in">
        <style:tab-stops/>
      </style:paragraph-properties>
      <style:text-properties text:display="true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2" style:family="text">
      <style:text-properties style:font-name="Symbo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Times New Roman" style:font-name-asian="Times New Roman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076in" style:use-optimal-column-width="false"/>
    </style:style>
    <style:style style:name="Table2" style:family="table">
      <style:table-properties style:width="6.637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04in solid #000000" style:writing-mode="lr-tb" fo:padding-top="0in" fo:padding-left="0.075in" fo:padding-bottom="0in" fo:padding-right="0.075in"/>
    </style:style>
    <style:style style:name="P7" style:parent-style-name="Encabezado" style:family="paragraph">
      <style:paragraph-properties>
        <style:tab-stops>
          <style:tab-stop style:type="center" style:position="2.1395in"/>
        </style:tab-stops>
      </style:paragraph-properties>
    </style:style>
    <style:style style:name="TableCell8" style:family="table-cell">
      <style:table-cell-properties fo:border="0.0104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1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14" style:family="table-column">
      <style:table-column-properties style:column-width="2.1958in" style:use-optimal-column-width="false"/>
    </style:style>
    <style:style style:name="TableColumn15" style:family="table-column">
      <style:table-column-properties style:column-width="2.1958in" style:use-optimal-column-width="false"/>
    </style:style>
    <style:style style:name="TableColumn16" style:family="table-column">
      <style:table-column-properties style:column-width="2.1958in" style:use-optimal-column-width="false"/>
    </style:style>
    <style:style style:name="Table13" style:family="table">
      <style:table-properties style:width="6.5875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right="0.25in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/>
    </style:style>
    <style:style style:name="T22" style:parent-style-name="Fuentedepárrafopredeter." style:family="text">
      <style:text-properties style:font-name="Symbol" style:font-name-asian="Symbol" style:font-name-complex="Symbol"/>
    </style:style>
    <number:date-style style:name="N23" number:language="en" number:country="US">
      <number:year number:style="long" number:calendar="gregorian"/>
    </number:date-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E.K.A</text:p>
            </table:table-cell>
            <table:table-cell table:style-name="TableCell8">
              <text:p text:style-name="P9"/>
            </table:table-cell>
          </table:table-row>
          <table:table-row table:style-name="TableRow10">
            <table:table-cell table:style-name="TableCell11">
              <text:p text:style-name="Normal">Iterazio Plana</text:p>
            </table:table-cell>
            <table:table-cell table:style-name="TableCell12">
              <text:p text:style-name="Normal"><text:s/></text:p>
            </table:table-cell>
          </table:table-row>
        </table:table>
        <text:p text:style-name="Encabezad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Konfidentziala</text:p>
            </table:table-cell>
            <table:table-cell table:style-name="TableCell20">
              <text:p text:style-name="P21"><text:span text:style-name="T22"></text:span>EHU/UPV,<text:s/><text:date style:data-style-name="N23">2018</text:date></text:p>
            </table:table-cell>
            <table:table-cell table:style-name="TableCell24">
              <text:p text:style-name="P25">Orrialdea<text:span text:style-name="Númerodepágina"><text:s/></text:span><text:span text:style-name="Númerodepágina"><text:page-count>2</text:page-count></text:span>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teration Plan</dc:title>
    <dc:description/>
    <dc:subject>&lt;Project Name&gt;</dc:subject>
    <meta:initial-creator>txapasta</meta:initial-creator>
    <dc:creator>Jon Egaña Granado</dc:creator>
    <meta:creation-date>2018-02-15T11:15:00Z</meta:creation-date>
    <dc:date>2018-04-10T07:43:00Z</dc:date>
    <meta:print-date>1899-12-31T23:00:00Z</meta:print-date>
    <meta:template xlink:href="iterazio_plana" xlink:type="simple"/>
    <meta:editing-cycles>12</meta:editing-cycles>
    <meta:editing-duration>PT29940S</meta:editing-duration>
    <meta:document-statistic meta:page-count="2" meta:paragraph-count="2" meta:word-count="220" meta:character-count="1433" meta:row-count="10" meta:non-whitespace-character-count="1215"/>
  </office:meta>
</office:document-meta>
</file>